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Mangal1" svg:font-family="Mangal"/>
    <style:font-face style:name="Times New Roman1" svg:font-family="'Times New Roman'" style:font-family-generic="roman"/>
    <style:font-face style:name="Optima Cyr" svg:font-family="'Optima Cy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0667in"/>
    </style:style>
    <style:style style:name="Table1.C" style:family="table-column">
      <style:table-column-properties style:column-width="1.8854in"/>
    </style:style>
    <style:style style:name="Table1.D" style:family="table-column">
      <style:table-column-properties style:column-width="1.4792in"/>
    </style:style>
    <style:style style:name="Table1.E" style:family="table-column">
      <style:table-column-properties style:column-width="0.593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1">
      <style:text-properties fo:language="ru" fo:country="RU" officeooo:paragraph-rsid="0012bb84"/>
    </style:style>
    <style:style style:name="P2" style:family="paragraph" style:parent-style-name="Text_20_body">
      <style:text-properties officeooo:paragraph-rsid="00167382"/>
    </style:style>
    <style:style style:name="P3" style:family="paragraph" style:parent-style-name="head1">
      <style:text-properties officeooo:rsid="0019e234"/>
    </style:style>
    <style:style style:name="P4" style:family="paragraph" style:parent-style-name="Heading_20_1">
      <style:text-properties officeooo:rsid="00167382" officeooo:paragraph-rsid="00167382"/>
    </style:style>
    <style:style style:name="P5" style:family="paragraph" style:parent-style-name="text1">
      <style:text-properties fo:language="ru" fo:country="RU" officeooo:rsid="0012bb84" officeooo:paragraph-rsid="0012bb84"/>
    </style:style>
    <style:style style:name="P6" style:family="paragraph" style:parent-style-name="Table_20_Contents">
      <style:text-properties officeooo:rsid="0019e234" officeooo:paragraph-rsid="0019e234"/>
    </style:style>
    <style:style style:name="P7" style:family="paragraph" style:parent-style-name="Table_20_Contents">
      <style:text-properties officeooo:rsid="0019e234" officeooo:paragraph-rsid="0021be38"/>
    </style:style>
    <style:style style:name="P8" style:family="paragraph" style:parent-style-name="Table_20_Contents">
      <style:text-properties fo:font-style="italic" fo:font-weight="bold" officeooo:rsid="0019e234" officeooo:paragraph-rsid="0019e234" style:font-style-asian="italic" style:font-weight-asian="bold" style:font-style-complex="italic" style:font-weight-complex="bold"/>
    </style:style>
    <style:style style:name="P9" style:family="paragraph" style:parent-style-name="Table_20_Contents">
      <style:text-properties fo:font-style="normal" fo:font-weight="normal" officeooo:rsid="001eae2a" officeooo:paragraph-rsid="001eae2a" style:font-style-asian="normal" style:font-weight-asian="normal" style:font-style-complex="normal" style:font-weight-complex="normal"/>
    </style:style>
    <style:style style:name="P10" style:family="paragraph" style:parent-style-name="Table_20_Contents">
      <style:text-properties fo:font-weight="bold" officeooo:rsid="0019e234" officeooo:paragraph-rsid="0019e234" style:font-weight-asian="bold" style:font-weight-complex="bold"/>
    </style:style>
    <style:style style:name="P11" style:family="paragraph" style:parent-style-name="Table_20_Contents">
      <style:text-properties fo:font-weight="normal" officeooo:rsid="0019e234" officeooo:paragraph-rsid="0021be38" style:font-weight-asian="normal" style:font-weight-complex="normal"/>
    </style:style>
    <style:style style:name="P12" style:family="paragraph" style:parent-style-name="Table_20_Contents">
      <style:text-properties officeooo:paragraph-rsid="001eae2a"/>
    </style:style>
    <style:style style:name="P13" style:family="paragraph" style:parent-style-name="Table_20_Contents">
      <style:text-properties officeooo:paragraph-rsid="0021be38"/>
    </style:style>
    <style:style style:name="P14" style:family="paragraph" style:parent-style-name="Table_20_Contents">
      <style:text-properties style:text-position="super 58%" officeooo:rsid="0021be38" officeooo:paragraph-rsid="0021be38" style:font-size-asian="10.5pt"/>
    </style:style>
    <style:style style:name="P15" style:family="paragraph" style:parent-style-name="Table_20_Contents">
      <style:text-properties style:text-position="sub 58%" officeooo:rsid="0019e234" officeooo:paragraph-rsid="0021be38"/>
    </style:style>
    <style:style style:name="T1" style:family="text">
      <style:text-properties officeooo:rsid="0012bb84"/>
    </style:style>
    <style:style style:name="T2" style:family="text">
      <style:text-properties officeooo:rsid="0013b1d8"/>
    </style:style>
    <style:style style:name="T3" style:family="text">
      <style:text-properties officeooo:rsid="0014cc95"/>
    </style:style>
    <style:style style:name="T4" style:family="text">
      <style:text-properties fo:font-style="italic" officeooo:rsid="0014cc95" style:font-style-asian="italic" style:font-style-complex="italic"/>
    </style:style>
    <style:style style:name="T5" style:family="text">
      <style:text-properties fo:font-style="italic" officeooo:rsid="00167382" style:font-style-asian="italic" style:font-style-complex="italic"/>
    </style:style>
    <style:style style:name="T6" style:family="text">
      <style:text-properties fo:font-style="italic" officeooo:rsid="001eae2a" style:font-style-asian="italic" style:font-style-complex="italic"/>
    </style:style>
    <style:style style:name="T7" style:family="text">
      <style:text-properties fo:font-style="italic" officeooo:rsid="0021be38" style:font-style-asian="italic" style:font-style-complex="italic"/>
    </style:style>
    <style:style style:name="T8" style:family="text">
      <style:text-properties fo:font-style="italic" fo:font-weight="bold" officeooo:rsid="0017e4a6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eae2a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21be38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solid" style:text-underline-width="auto" style:text-underline-color="font-color" fo:font-weight="bold" officeooo:rsid="0021be38" style:font-style-asian="italic" style:font-weight-asian="bold" style:font-style-complex="italic" style:font-weight-complex="bold"/>
    </style:style>
    <style:style style:name="T12" style:family="text">
      <style:text-properties officeooo:rsid="00167382"/>
    </style:style>
    <style:style style:name="T13" style:family="text">
      <style:text-properties fo:font-style="normal" officeooo:rsid="00167382" style:font-style-asian="normal" style:font-style-complex="normal"/>
    </style:style>
    <style:style style:name="T14" style:family="text">
      <style:text-properties fo:font-style="normal" fo:font-weight="bold" officeooo:rsid="00167382" style:font-style-asian="normal" style:font-weight-asian="bold" style:font-style-complex="normal" style:font-weight-complex="bold"/>
    </style:style>
    <style:style style:name="T15" style:family="text">
      <style:text-properties fo:font-style="normal" fo:font-weight="normal" officeooo:rsid="00167382" style:font-style-asian="normal" style:font-weight-asian="normal" style:font-style-complex="normal" style:font-weight-complex="normal"/>
    </style:style>
    <style:style style:name="T16" style:family="text">
      <style:text-properties fo:font-weight="bold" officeooo:rsid="001eae2a" style:font-weight-asian="bold" style:font-weight-complex="bold"/>
    </style:style>
    <style:style style:name="T17" style:family="text">
      <style:text-properties officeooo:rsid="001eae2a"/>
    </style:style>
    <style:style style:name="T18" style:family="text">
      <style:text-properties officeooo:rsid="001f1df9"/>
    </style:style>
    <style:style style:name="T19" style:family="text">
      <style:text-properties officeooo:rsid="001fe89a"/>
    </style:style>
    <style:style style:name="T20" style:family="text">
      <style:text-properties style:font-name="Symbol" officeooo:rsid="001fe89a"/>
    </style:style>
    <style:style style:name="T21" style:family="text">
      <style:text-properties officeooo:rsid="0021be38"/>
    </style:style>
    <style:style style:name="T22" style:family="text">
      <style:text-properties style:font-name="Times New Roman1" officeooo:rsid="0021be38" style:font-name-asian="Times New Roman1" style:font-name-complex="Times New Roman1"/>
    </style:style>
    <style:style style:name="T23" style:family="text">
      <style:text-properties style:font-name="Times New Roman1" fo:font-weight="normal" officeooo:rsid="0021be38" style:font-name-asian="Times New Roman1" style:font-weight-asian="normal" style:font-name-complex="Times New Roman1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officeooo:rsid="0021be38"/>
    </style:style>
    <style:style style:name="T26" style:family="text">
      <style:text-properties style:text-position="super 58%" officeooo:rsid="0021be38" style:font-size-asian="10.5pt"/>
    </style:style>
    <style:style style:name="T27" style:family="text">
      <style:text-properties style:text-position="super 58%" fo:font-weight="bold" officeooo:rsid="0021be38" style:font-size-asian="10.5pt" style:font-weight-asian="bold" style:font-weight-complex="bold"/>
    </style:style>
    <style:style style:name="T28" style:family="text">
      <style:text-properties style:text-position="super 58%" fo:font-style="italic" fo:font-weight="bold" officeooo:rsid="0021be38" style:font-size-asian="10.5pt" style:font-style-asian="italic" style:font-weight-asian="bold" style:font-style-complex="italic" style:font-weight-complex="bold"/>
    </style:style>
    <style:style style:name="T29" style:family="text">
      <style:text-properties style:font-name="Times New Roman" officeooo:rsid="001fe89a"/>
    </style:style>
    <style:style style:name="T30" style:family="text">
      <style:text-properties style:font-name="Arial" officeooo:rsid="001fe8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Заголовок</text:h>
      <text:p text:style-name="P2"><text:span text:style-name="T12">Обычный текст </text:span><text:span text:style-name="T5">курсив </text:span><text:span text:style-name="T13">некурсив </text:span><text:span text:style-name="T14">полужирный </text:span><text:span text:style-name="T15">неполужирный.</text:span></text:p>
      <text:p text:style-name="head1"><text:span text:style-name="T1">Загол </text:span><text:span text:style-name="T2">ВСТАВКА </text:span><text:span text:style-name="T1">овок</text:span></text:p>
      <text:p text:style-name="P1"><text:span text:style-name="T1">Обычный </text:span><text:span text:style-name="T2">ДОБАВЛЕННЫЙ</text:span><text:span text:style-name="T1"> </text:span><text:span text:style-name="T4">курсив</text:span><text:span text:style-name="T3"> </text:span><text:span text:style-name="T8">Полужирный курсив </text:span><text:span text:style-name="T1">текст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6">2 <text:s text:c="3"/><text:span text:style-name="T19">пе­рено­сы</text:span></text:p>
          </table:table-cell>
          <table:table-cell table:style-name="Table1.A1" office:value-type="string">
            <text:p text:style-name="P3">3 <text:span text:style-name="T18">&gt; 4 </text:span><text:span text:style-name="T21">&lt; 5</text:span></text:p>
          </table:table-cell>
          <table:table-cell table:style-name="Table1.D1" table:number-columns-spanned="2" office:value-type="string">
            <text:p text:style-name="P6">4 <text:span text:style-name="T18">&lt; 3 </text:span><text:span text:style-name="T19">4</text:span><text:span text:style-name="T20">¸4¹</text:span><text:span text:style-name="T29">2</text:span><text:span text:style-name="T20"> ´ 3</text:span></text:p>
            <text:p text:style-name="P6"><text:span text:style-name="T20">fm</text:span><text:span text:style-name="T30">f</text:span><text:span text:style-name="T20"> <text:s text:c="2"/>¯ <text:s/>­ <text:s text:c="3"/>­</text:span></text:p>
          </table:table-cell>
          <table:covered-table-cell/>
        </table:table-row>
        <table:table-row>
          <table:table-cell table:style-name="Table1.A2" office:value-type="string">
            <text:p text:style-name="P6">5</text:p>
          </table:table-cell>
          <table:table-cell table:style-name="Table1.A2" table:number-columns-spanned="2" office:value-type="string">
            <text:p text:style-name="P6">6</text:p>
          </table:table-cell>
          <table:covered-table-cell/>
          <table:table-cell table:style-name="Table1.A2" office:value-type="string">
            <text:p text:style-name="P6">7</text:p>
          </table:table-cell>
          <table:table-cell table:style-name="Table1.E2" office:value-type="string">
            <text:p text:style-name="P6">8</text:p>
          </table:table-cell>
        </table:table-row>
        <table:table-row>
          <table:table-cell table:style-name="Table1.A2" office:value-type="string">
            <text:p text:style-name="P8">9</text:p>
            <text:p text:style-name="P9">Текст в ячейке</text:p>
          </table:table-cell>
          <table:table-cell table:style-name="Table1.A2" table:number-rows-spanned="2" table:number-columns-spanned="2" office:value-type="string">
            <text:p text:style-name="P6">10</text:p>
            <text:p text:style-name="P12"><text:span text:style-name="T17">Текст в <text:line-break/>ячейке </text:span><text:span text:style-name="T16">полужирный</text:span><text:span text:style-name="T17"> обычный </text:span><text:span text:style-name="T6">курсив</text:span><text:span text:style-name="T17"> обычный </text:span><text:span text:style-name="T9">полужирный курсив</text:span><text:span text:style-name="T17"> обычный</text:span></text:p>
            <text:p text:style-name="P13"><text:span text:style-name="T25">подчеркнутый</text:span><text:span text:style-name="T21"> обычный </text:span><text:span text:style-name="T11">подчеркнутый пж курсив</text:span></text:p>
          </table:table-cell>
          <table:covered-table-cell/>
          <table:table-cell table:style-name="Table1.E2" table:number-columns-spanned="2" office:value-type="string">
            <text:p text:style-name="P10">1<text:span text:style-name="T24">1 </text:span><text:span text:style-name="T23">em dash —</text:span></text:p>
            <text:p text:style-name="P11"><text:span text:style-name="T22">en dash –</text:span></text:p>
            <text:p text:style-name="P11"><text:span text:style-name="T22">неразрывный пробел</text:span></text:p>
          </table:table-cell>
          <table:covered-table-cell/>
        </table:table-row>
        <table:table-row>
          <table:table-cell table:style-name="Table1.A2" office:value-type="string">
            <text:p text:style-name="P6">12</text:p>
          </table:table-cell>
          <table:covered-table-cell/>
          <table:covered-table-cell/>
          <table:table-cell table:style-name="Table1.E2" table:number-columns-spanned="2" office:value-type="string">
            <text:p text:style-name="P6">13</text:p>
            <text:p text:style-name="P7"><text:span text:style-name="T21">обычный</text:span></text:p>
            <text:p text:style-name="P14">суперскрипт</text:p>
            <text:p text:style-name="P7"><text:span text:style-name="T21">обычный</text:span></text:p>
            <text:p text:style-name="P15"><text:span text:style-name="T21">субскрипт</text:span></text:p>
            <text:p text:style-name="P7"><text:span text:style-name="T21">обычный </text:span><text:span text:style-name="T28">суперскрипт пж курсив</text:span></text:p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Mangal1" svg:font-family="Mangal"/>
    <style:font-face style:name="Times New Roman1" svg:font-family="'Times New Roman'" style:font-family-generic="roman"/>
    <style:font-face style:name="Optima Cyr" svg:font-family="'Optima Cy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1" style:family="paragraph" style:parent-style-name="Heading_20_1" style:next-style-name="text1" style:default-outline-level="" style:list-style-name="" style:class="text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1" style:family="paragraph" style:parent-style-name="Text_20_body" style:class="text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3T11:07:55.55</meta:creation-date>
    <dc:date>2013-07-30T03:41:01</dc:date>
    <meta:editing-duration>P1DT11H55M57S</meta:editing-duration>
    <meta:editing-cycles>11</meta:editing-cycles>
    <meta:generator>LibreOffice/4.0.4.2$Linux_x86 LibreOffice_project/400m0$Build-2</meta:generator>
    <dc:creator>tema </dc:creator>
    <meta:document-statistic meta:table-count="1" meta:image-count="0" meta:object-count="0" meta:page-count="1" meta:paragraph-count="28" meta:word-count="77" meta:character-count="431" meta:non-whitespace-character-count="372"/>
  </office:meta>
</office:document-meta>
</file>